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 style:list-style-name="L2"/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tichworte bez. Daten</text:h>
      <text:p text:style-name="P2"/>
      <text:list text:style-name="L2">
        <text:list-item>
          <text:p text:style-name="P3">Received Background noise for capacitance matching</text:p>
        </text:list-item>
        <text:list-item>
          <text:p text:style-name="P3">Events for inflight calibration</text:p>
        </text:list-item>
        <text:list-item>
          <text:p text:style-name="P3">Events for comparisons of different spacecraft</text:p>
        </text:list-item>
        <text:list-item>
          <text:p text:style-name="P3">Magnetometer data for antenna calculation with plasma effects</text:p>
        </text:list-item>
        <text:list-item>
          <text:p text:style-name="P3">Plasma data for antenna calculation with plasma effects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homas Oswald</meta:initial-creator>
    <meta:creation-date>2007-03-01T09:46:47</meta:creation-date>
    <dc:creator>Thomas Oswald</dc:creator>
    <dc:date>2007-03-01T10:02:28</dc:date>
    <dc:language>en-US</dc:language>
    <meta:editing-cycles>3</meta:editing-cycles>
    <meta:editing-duration>PT15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35" meta:character-count="264"/>
  </office:meta>
</office:document-meta>
</file>